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75cm" draw:marker-end-width="0.27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cm" svg:stroke-color="#000000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Calibri" style:font-family-generic="swiss" style:font-pitch="variable"/>
    </style:style>
    <style:style style:name="T1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family="Calibri" style:font-style-name="Regular" style:font-family-generic="swiss" style:font-family-asian="Calibri" style:font-style-name-asian="Regular" style:font-family-generic-asian="swiss" style:font-family-complex="Calibri" style:font-style-name-complex="Regular" style:font-family-generic-complex="swiss"/>
    </style:style>
    <style:style style:name="T3" style:family="text">
      <style:text-properties style:text-position="sub 58%" fo:font-family="Calibri" style:font-style-name="Regular" style:font-family-generic="swiss" style:font-family-asian="Calibri" style:font-style-name-asian="Regular" style:font-family-generic-asian="swiss" style:font-family-complex="Calibri" style:font-style-name-complex="Regular" style:font-family-generic-complex="swiss"/>
    </style:style>
    <style:style style:name="T4" style:family="text">
      <style:text-properties style:text-position="0% 100%" fo:font-family="Calibri" style:font-style-name="Regular" style:font-family-generic="swiss" style:font-family-asian="Calibri" style:font-style-name-asian="Regular" style:font-family-generic-asian="swiss" style:font-family-complex="Calibri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3cm" svg:height="1.5cm" svg:x="3.585cm" svg:y="0.4cm">
          <draw:glue-point draw:id="12" svg:x="2.674cm" svg:y="4.133cm"/>
          <draw:glue-point draw:id="13" svg:x="4.534cm" svg:y="2.133cm"/>
          <text:p text:style-name="P1"><text:span text:style-name="T1">MeSH20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885cm" svg:y1="1.15cm" svg:x2="10.77cm" svg:y2="1.135cm" draw:start-shape="id1" draw:start-glue-point="10" draw:end-shape="id2" draw:end-glue-point="6" svg:d="m7885 1150 2885-15">
          <text:p/>
        </draw:connector>
        <draw:custom-shape draw:style-name="gr3" draw:text-style-name="P1" xml:id="id2" draw:id="id2" draw:layer="layout" svg:width="4.3cm" svg:height="1.5cm" svg:x="10.77cm" svg:y="0.385cm">
          <text:p text:style-name="P1"><text:span text:style-name="T1">MeSH200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.3cm" svg:height="1.5cm" svg:x="17.755cm" svg:y="0.37cm">
          <text:p text:style-name="P1"><text:span text:style-name="T1">MeSH2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07cm" svg:y1="1.135cm" svg:x2="17.755cm" svg:y2="1.12cm" draw:start-shape="id2" draw:end-shape="id3" svg:d="m15070 1135 2685-15">
          <text:p/>
        </draw:connector>
        <draw:connector draw:style-name="gr2" draw:text-style-name="P2" draw:layer="layout" draw:type="line" svg:x1="22.055cm" svg:y1="1.12cm" svg:x2="24.987cm" svg:y2="1.133cm" draw:start-shape="id3" draw:start-glue-point="10" svg:d="m22055 1120 2932 13">
          <text:p/>
        </draw:connector>
        <draw:custom-shape draw:style-name="gr3" draw:text-style-name="P1" xml:id="id4" draw:id="id4" draw:layer="layout" svg:width="4.7cm" svg:height="1.5cm" svg:x="3.385cm" svg:y="5cm">
          <text:p text:style-name="P1"><text:span text:style-name="T1">Semedico20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7cm" svg:height="1.5cm" svg:x="10.585cm" svg:y="5cm">
          <text:p text:style-name="P1"><text:span text:style-name="T1">Semedico200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4.7cm" svg:height="1.5cm" svg:x="17.585cm" svg:y="5cm">
          <text:p text:style-name="P1"><text:span text:style-name="T1">Semedico2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085cm" svg:y1="5.75cm" svg:x2="10.585cm" svg:y2="5.75cm" draw:start-shape="id4" draw:start-glue-point="10" draw:end-shape="id5" svg:d="m8085 5750h2500">
          <text:p/>
        </draw:connector>
        <draw:connector draw:style-name="gr2" draw:text-style-name="P2" draw:layer="layout" draw:type="line" svg:x1="15.285cm" svg:y1="5.75cm" svg:x2="17.585cm" svg:y2="5.75cm" draw:start-shape="id5" draw:start-glue-point="10" draw:end-shape="id6" draw:end-glue-point="6" svg:d="m15285 5750h2300">
          <text:p/>
        </draw:connector>
        <draw:connector draw:style-name="gr2" draw:text-style-name="P2" draw:layer="layout" draw:type="line" svg:x1="22.285cm" svg:y1="5.75cm" svg:x2="25.743cm" svg:y2="5.732cm" draw:start-shape="id6" draw:start-glue-point="10" svg:d="m22285 5750 3458-18">
          <text:p/>
        </draw:connector>
        <draw:connector draw:style-name="gr2" draw:text-style-name="P2" draw:layer="layout" draw:type="line" svg:x1="5.735cm" svg:y1="1.9cm" svg:x2="5.735cm" svg:y2="5cm" draw:start-shape="id1" draw:start-glue-point="8" draw:end-shape="id4" svg:d="m5735 1900v3100">
          <text:p/>
        </draw:connector>
        <draw:frame draw:style-name="gr4" draw:text-style-name="P3" draw:layer="layout" svg:width="1.1cm" svg:height="1.22cm" svg:x="8.485cm" svg:y="-0.03cm">
          <draw:text-box>
            <text:p><text:span text:style-name="T2">Δ</text:span><text:span text:style-name="T3">2</text:span></text:p>
          </draw:text-box>
        </draw:frame>
        <draw:frame draw:style-name="gr4" draw:text-style-name="P3" draw:layer="layout" svg:width="1.1cm" svg:height="1.22cm" svg:x="15.685cm" svg:y="-0.05cm">
          <draw:text-box>
            <text:p><text:span text:style-name="T2">Δ</text:span><text:span text:style-name="T3">3</text:span></text:p>
          </draw:text-box>
        </draw:frame>
        <draw:frame draw:style-name="gr4" draw:text-style-name="P3" draw:layer="layout" svg:width="1.1cm" svg:height="1.22cm" svg:x="22.785cm" svg:y="-0.05cm">
          <draw:text-box>
            <text:p><text:span text:style-name="T2">Δ</text:span><text:span text:style-name="T3">4</text:span></text:p>
          </draw:text-box>
        </draw:frame>
        <draw:connector draw:style-name="gr2" draw:text-style-name="P2" draw:layer="layout" draw:type="line" svg:x1="0.7cm" svg:y1="1.15cm" svg:x2="3.585cm" svg:y2="1.15cm" draw:end-shape="id1" svg:d="m700 1150h2885">
          <text:p/>
        </draw:connector>
        <draw:frame draw:style-name="gr4" draw:text-style-name="P3" draw:layer="layout" svg:width="1.1cm" svg:height="1.22cm" svg:x="1.285cm" svg:y="-0.03cm">
          <draw:text-box>
            <text:p><text:span text:style-name="T2">Δ</text:span><text:span text:style-name="T3">1</text:span></text:p>
          </draw:text-box>
        </draw:frame>
        <draw:frame draw:style-name="gr4" draw:text-style-name="P3" draw:layer="layout" svg:width="1.1cm" svg:height="1.22cm" svg:x="5.785cm" svg:y="2.05cm">
          <draw:text-box>
            <text:p><text:span text:style-name="T4">α</text:span><text:span text:style-name="T3">1</text:span></text:p>
          </draw:text-box>
        </draw:frame>
        <draw:frame draw:style-name="gr4" draw:text-style-name="P3" draw:layer="layout" svg:width="1.1cm" svg:height="1.22cm" svg:x="12.985cm" svg:y="2.07cm">
          <draw:text-box>
            <text:p><text:span text:style-name="T4">α</text:span><text:span text:style-name="T3">2</text:span></text:p>
          </draw:text-box>
        </draw:frame>
        <draw:frame draw:style-name="gr4" draw:text-style-name="P3" draw:layer="layout" svg:width="1.1cm" svg:height="1.22cm" svg:x="20.085cm" svg:y="1.97cm">
          <draw:text-box>
            <text:p><text:span text:style-name="T4">α</text:span><text:span text:style-name="T3">3</text:span></text:p>
          </draw:text-box>
        </draw:frame>
        <draw:connector draw:style-name="gr2" draw:text-style-name="P2" draw:layer="layout" draw:type="line" svg:x1="12.92cm" svg:y1="1.885cm" svg:x2="12.935cm" svg:y2="5cm" draw:start-shape="id2" draw:start-glue-point="8" draw:end-shape="id5" draw:end-glue-point="4" svg:d="m12920 1885 15 3115">
          <text:p/>
        </draw:connector>
        <draw:connector draw:style-name="gr2" draw:text-style-name="P2" draw:layer="layout" draw:type="line" svg:x1="19.905cm" svg:y1="1.87cm" svg:x2="19.935cm" svg:y2="5cm" draw:start-shape="id3" draw:start-glue-point="8" draw:end-shape="id6" draw:end-glue-point="0" svg:d="m19905 1870 30 3130">
          <text:p/>
        </draw:connector>
        <draw:frame draw:style-name="gr4" draw:text-style-name="P3" draw:layer="layout" svg:width="1.1cm" svg:height="1.22cm" svg:x="8.485cm" svg:y="4.55cm">
          <draw:text-box>
            <text:p><text:span text:style-name="T4">β</text:span><text:span text:style-name="T3">2</text:span></text:p>
          </draw:text-box>
        </draw:frame>
        <draw:frame draw:style-name="gr4" draw:text-style-name="P3" draw:layer="layout" svg:width="1.1cm" svg:height="1.22cm" svg:x="15.685cm" svg:y="4.57cm">
          <draw:text-box>
            <text:p><text:span text:style-name="T4">β</text:span><text:span text:style-name="T3">3</text:span></text:p>
          </draw:text-box>
        </draw:frame>
        <draw:frame draw:style-name="gr4" draw:text-style-name="P3" draw:layer="layout" svg:width="1.1cm" svg:height="1.22cm" svg:x="23.185cm" svg:y="4.47cm">
          <draw:text-box>
            <text:p><text:span text:style-name="T4">β</text:span><text:span text:style-name="T3">4</text:span></text:p>
          </draw:text-box>
        </draw:frame>
        <draw:connector draw:style-name="gr2" draw:text-style-name="P2" draw:layer="layout" draw:type="line" svg:x1="7.256cm" svg:y1="1.681cm" svg:x2="11.273cm" svg:y2="5.219cm" draw:start-shape="id1" draw:start-glue-point="9" draw:end-shape="id5" draw:end-glue-point="5" svg:d="m7256 1681 4017 3538">
          <text:p/>
        </draw:connector>
        <draw:connector draw:style-name="gr2" draw:text-style-name="P2" draw:layer="layout" draw:type="line" svg:x1="7.684cm" svg:y1="1.469cm" svg:x2="18.273cm" svg:y2="5.219cm" draw:start-shape="id1" draw:start-glue-point="13" draw:end-shape="id6" draw:end-glue-point="5" svg:d="m7684 1469 10589 3750">
          <text:p/>
        </draw:connector>
        <draw:frame draw:style-name="gr5" draw:text-style-name="P3" draw:layer="layout" svg:width="1.022cm" svg:height="1.22cm" svg:x="9.385cm" svg:y="2.85cm">
          <draw:text-box>
            <text:p text:style-name="P3"><text:span text:style-name="T2">δ</text:span><text:span text:style-name="T3">2</text:span></text:p>
          </draw:text-box>
        </draw:frame>
        <draw:frame draw:style-name="gr5" draw:text-style-name="P3" draw:layer="layout" svg:width="1.022cm" svg:height="1.22cm" svg:x="14.963cm" svg:y="3.15cm">
          <draw:text-box>
            <text:p text:style-name="P3"><text:span text:style-name="T2">δ</text:span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5cm" fo:margin-left="0cm" fo:margin-right="0cm" fo:page-width="27.2cm" fo:page-height="6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6:14:32.98</meta:creation-date>
    <dc:date>2012-10-12T17:30:39.32</dc:date>
    <dc:creator>Philipp Lucas</dc:creator>
    <meta:editing-duration>PT15M5S</meta:editing-duration>
    <meta:editing-cycles>2</meta:editing-cycles>
    <meta:generator>OpenOffice.org/3.4$Win32 OpenOffice.org_project/340m1$Build-9590</meta:generator>
    <meta:document-statistic meta:object-count="30"/>
  </office:meta>
</office:document-meta>
</file>